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3" style:family="paragraph" style:parent-style-name="Table_20_Contents">
      <style:text-properties officeooo:rsid="000e1cb5" officeooo:paragraph-rsid="0011860b"/>
    </style:style>
    <style:style style:name="P4" style:family="paragraph" style:parent-style-name="Table_20_Contents">
      <style:text-properties officeooo:rsid="0011860b" officeooo:paragraph-rsid="0011860b"/>
    </style:style>
    <style:style style:name="P5" style:family="paragraph" style:parent-style-name="Table_20_Contents">
      <style:text-properties fo:font-weight="normal" officeooo:rsid="001310f1" officeooo:paragraph-rsid="001310f1" style:font-weight-asian="normal" style:font-weight-complex="normal"/>
    </style:style>
    <style:style style:name="P6" style:family="paragraph" style:parent-style-name="Table_20_Contents">
      <style:text-properties officeooo:rsid="001310f1" officeooo:paragraph-rsid="001310f1"/>
    </style:style>
    <style:style style:name="P7" style:family="paragraph" style:parent-style-name="Table_20_Contents">
      <style:text-properties officeooo:rsid="00149d0e" officeooo:paragraph-rsid="00149d0e"/>
    </style:style>
    <style:style style:name="T1" style:family="text">
      <style:text-properties officeooo:rsid="001159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Algebra <text:span text:style-name="T1">2</text:span> <text:s text:c="2"/>Quarter 1 <text:s text:c="3"/>Week <text:s/>1 <text:s text:c="2"/>7/5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3">HSA.SSE.A.1</text:p>
          </table:table-cell>
          <table:table-cell table:style-name="Table1.A1" office:value-type="string">
            <text:p text:style-name="P3">HSA.SSE.A.1</text:p>
          </table:table-cell>
          <table:table-cell table:style-name="Table1.A1" office:value-type="string">
            <text:p text:style-name="P3">HSA.SSE.A.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HSA.SSE.A.1</text:p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discriminant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4">Identify the parts of an expression</text:p>
          </table:table-cell>
          <table:table-cell table:style-name="Table1.A1" office:value-type="string">
            <text:p text:style-name="P4">View a part of an expression as a single entity</text:p>
          </table:table-cell>
          <table:table-cell table:style-name="Table1.A1" office:value-type="string">
            <text:p text:style-name="P4">View a part of an expression as a single entity</text:p>
          </table:table-cell>
          <table:table-cell table:style-name="Table1.A1" office:value-type="string">
            <text:p text:style-name="P4">Recall how to use the quadratic formula</text:p>
          </table:table-cell>
          <table:table-cell table:style-name="Table1.A1" office:value-type="string">
            <text:p text:style-name="P5">Find patterns in a polynomial</text:p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7">Collaborative learning</text:p>
          </table:table-cell>
          <table:table-cell table:style-name="Table1.A1" office:value-type="string">
            <text:p text:style-name="P6">Ppt or guided notes</text:p>
          </table:table-cell>
          <table:table-cell table:style-name="Table1.A1" office:value-type="string">
            <text:p text:style-name="P6">Ppt or guided notes</text:p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4">BOW assess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MOW assessm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EOW assessment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09:30:52.650789978</dc:date>
    <meta:editing-duration>PT10M28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0" meta:word-count="86" meta:character-count="519" meta:non-whitespace-character-count="455"/>
  </office:meta>
</office:document-meta>
</file>